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ans1" fo:font-size="12pt" fo:language="la" fo:country="VA" officeooo:rsid="0010bfb8" officeooo:paragraph-rsid="0010bfb8" style:font-size-asian="12pt" style:font-size-complex="12pt"/>
    </style:style>
    <style:style style:name="P2" style:family="paragraph" style:parent-style-name="Standard">
      <style:text-properties style:font-name="DejaVu Sans1" fo:font-size="12pt" fo:language="la" fo:country="VA" officeooo:rsid="0010bfb8" officeooo:paragraph-rsid="0021b7c8" style:font-size-asian="12pt" style:font-size-complex="12pt"/>
    </style:style>
    <style:style style:name="P3" style:family="paragraph" style:parent-style-name="Standard">
      <style:text-properties style:font-name="DejaVu Sans1" fo:font-size="12pt" fo:language="la" fo:country="VA" officeooo:rsid="0010bfb8" officeooo:paragraph-rsid="00224980" style:font-size-asian="12pt" style:font-size-complex="12pt"/>
    </style:style>
    <style:style style:name="P4" style:family="paragraph" style:parent-style-name="Standard">
      <style:text-properties style:font-name="DejaVu Sans1" fo:font-size="12pt" fo:language="la" fo:country="VA" officeooo:rsid="0010bfb8" officeooo:paragraph-rsid="00244838" style:font-size-asian="12pt" style:font-size-complex="12pt"/>
    </style:style>
    <style:style style:name="P5" style:family="paragraph" style:parent-style-name="Standard">
      <style:text-properties style:font-name="DejaVu Sans1" fo:font-size="12pt" fo:language="la" fo:country="VA" officeooo:rsid="0010bfb8" officeooo:paragraph-rsid="0025a119" style:font-size-asian="12pt" style:font-size-complex="12pt"/>
    </style:style>
    <style:style style:name="P6" style:family="paragraph" style:parent-style-name="Standard">
      <style:text-properties style:font-name="DejaVu Sans1" fo:font-size="12pt" fo:language="la" fo:country="VA" officeooo:rsid="0010bfb8" officeooo:paragraph-rsid="00270a55" style:font-size-asian="12pt" style:font-size-complex="12pt"/>
    </style:style>
    <style:style style:name="P7" style:family="paragraph" style:parent-style-name="Standard">
      <style:text-properties style:font-name="DejaVu Sans1" fo:font-size="12pt" fo:language="la" fo:country="VA" officeooo:rsid="0010bfb8" officeooo:paragraph-rsid="002d979d" style:font-size-asian="12pt" style:font-size-complex="12pt"/>
    </style:style>
    <style:style style:name="P8" style:family="paragraph" style:parent-style-name="Standard">
      <style:text-properties style:font-name="DejaVu Sans1" fo:font-size="12pt" fo:language="la" fo:country="VA" officeooo:paragraph-rsid="001b4b8f" style:font-size-asian="12pt" style:font-size-complex="12pt"/>
    </style:style>
    <style:style style:name="P9" style:family="paragraph" style:parent-style-name="Standard">
      <style:text-properties style:font-name="DejaVu Sans1" fo:font-size="12pt" fo:language="la" fo:country="VA" officeooo:paragraph-rsid="00224980" style:font-size-asian="12pt" style:font-size-complex="12pt"/>
    </style:style>
    <style:style style:name="P10" style:family="paragraph" style:parent-style-name="Standard">
      <style:text-properties style:font-name="DejaVu Sans1" fo:font-size="12pt" fo:language="la" fo:country="VA" officeooo:paragraph-rsid="00244838" style:font-size-asian="12pt" style:font-size-complex="12pt"/>
    </style:style>
    <style:style style:name="P11" style:family="paragraph" style:parent-style-name="Standard">
      <style:text-properties style:font-name="DejaVu Sans1" fo:font-size="12pt" fo:language="la" fo:country="VA" officeooo:paragraph-rsid="0025a119" style:font-size-asian="12pt" style:font-size-complex="12pt"/>
    </style:style>
    <style:style style:name="P12" style:family="paragraph" style:parent-style-name="Standard">
      <style:text-properties style:font-name="DejaVu Sans1" fo:font-size="12pt" style:font-size-asian="12pt" style:font-size-complex="12pt"/>
    </style:style>
    <style:style style:name="P13" style:family="paragraph" style:parent-style-name="Standard">
      <style:text-properties fo:font-variant="normal" fo:text-transform="none" style:font-name="DejaVu Sans1" fo:font-size="12pt" fo:language="la" fo:country="VA" fo:font-style="normal" officeooo:paragraph-rsid="001b4b8f" style:font-size-asian="12pt" style:font-size-complex="12pt"/>
    </style:style>
    <style:style style:name="P14" style:family="paragraph" style:parent-style-name="Standard">
      <style:text-properties officeooo:paragraph-rsid="00224980"/>
    </style:style>
    <style:style style:name="P15" style:family="paragraph" style:parent-style-name="Standard">
      <style:text-properties officeooo:paragraph-rsid="0019d372"/>
    </style:style>
    <style:style style:name="P16" style:family="paragraph" style:parent-style-name="Standard">
      <style:text-properties officeooo:paragraph-rsid="00270a55"/>
    </style:style>
    <style:style style:name="P17" style:family="paragraph" style:parent-style-name="Standard">
      <style:paragraph-properties fo:margin-top="0in" fo:margin-bottom="0in" style:contextual-spacing="false" fo:line-height="100%" fo:text-align="start" style:justify-single-word="false"/>
      <style:text-properties fo:font-variant="normal" fo:text-transform="none" fo:font-style="normal"/>
    </style:style>
    <style:style style:name="P18" style:family="paragraph" style:parent-style-name="Text_20_body">
      <style:text-properties style:font-name="DejaVu Sans1" fo:font-size="12pt" style:font-size-asian="12pt" style:font-size-complex="12pt"/>
    </style:style>
    <style:style style:name="T1" style:family="text">
      <style:text-properties officeooo:rsid="0015d866"/>
    </style:style>
    <style:style style:name="T2" style:family="text">
      <style:text-properties officeooo:rsid="00161285"/>
    </style:style>
    <style:style style:name="T3" style:family="text">
      <style:text-properties officeooo:rsid="0017ed8e"/>
    </style:style>
    <style:style style:name="T4" style:family="text">
      <style:text-properties style:font-name="DejaVu Sans1" fo:font-size="12pt" fo:language="la" fo:country="VA" style:font-size-asian="12pt" style:font-size-complex="12pt"/>
    </style:style>
    <style:style style:name="T5" style:family="text">
      <style:text-properties style:font-name="DejaVu Sans1" fo:font-size="12pt" fo:language="la" fo:country="VA" officeooo:rsid="001b4b8f" style:font-size-asian="12pt" style:font-size-complex="12pt"/>
    </style:style>
    <style:style style:name="T6" style:family="text">
      <style:text-properties style:font-name="DejaVu Sans1" fo:font-size="12pt" fo:language="la" fo:country="VA" officeooo:rsid="0019d372" style:font-size-asian="12pt" style:font-size-complex="12pt"/>
    </style:style>
    <style:style style:name="T7" style:family="text">
      <style:text-properties style:font-name="DejaVu Sans1" fo:font-size="12pt" fo:language="la" fo:country="VA" officeooo:rsid="001bceeb" style:font-size-asian="12pt" style:font-size-complex="12pt"/>
    </style:style>
    <style:style style:name="T8" style:family="text">
      <style:text-properties officeooo:rsid="001bceeb"/>
    </style:style>
    <style:style style:name="T9" style:family="text">
      <style:text-properties officeooo:rsid="0021b7c8"/>
    </style:style>
    <style:style style:name="T10" style:family="text">
      <style:text-properties officeooo:rsid="00224980"/>
    </style:style>
    <style:style style:name="T11" style:family="text">
      <style:text-properties officeooo:rsid="0025a119"/>
    </style:style>
    <style:style style:name="T12" style:family="text">
      <style:text-properties officeooo:rsid="0027b6fd"/>
    </style:style>
    <style:style style:name="T13" style:family="text">
      <style:text-properties officeooo:rsid="0029b0c2"/>
    </style:style>
    <style:style style:name="T14" style:family="text">
      <style:text-properties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fo:font-variant="normal" fo:text-transform="none" fo:font-style="normal" fo:font-weight="normal" officeooo:rsid="0029b0c2" style:font-weight-asian="normal" style:font-weight-complex="normal"/>
    </style:style>
    <style:style style:name="T17" style:family="text">
      <style:text-properties fo:font-variant="normal" fo:text-transform="none" fo:font-style="normal" fo:font-weight="normal" officeooo:rsid="002d979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ula</text:p>
      <text:p text:style-name="P1"/>
      <text:p text:style-name="P2">Quis timet aut timuit gelidā Praeneste ruīnam </text:p>
      <text:p text:style-name="P9"><text:span text:style-name="T1"><text:tab/>Qui </text:span><text:span text:style-name="T2">peut </text:span><text:span text:style-name="T1">crain</text:span><text:span text:style-name="T2">dre</text:span><text:span text:style-name="T1"> ou a</text:span><text:span text:style-name="T2">voir</text:span><text:span text:style-name="T1"> craint l’éboulement &lt;de sa maison&gt; </text:span></text:p>
      <text:p text:style-name="P9"><text:span text:style-name="T2"><text:tab/>dans la </text:span><text:span text:style-name="T10">glaciale</text:span><text:span text:style-name="T3"> </text:span><text:span text:style-name="T2">Préneste,</text:span></text:p>
      <text:p text:style-name="P3"/>
      <text:p text:style-name="P2">aut positīs nemorōsa inter iuga Volsiniīs </text:p>
      <text:p text:style-name="P14"><text:span text:style-name="T4"><text:tab/></text:span><text:span text:style-name="T5">où encore à Volsinie, posée entre des collines boisées, ou </text:span><text:span text:style-name="T4"><text:tab/></text:span></text:p>
      <text:p text:style-name="P3"/>
      <text:p text:style-name="P2">aut simplicibus Gabiīs aut prōnī Tīburis arce ? </text:p>
      <text:p text:style-name="P14"><text:span text:style-name="T6"><text:tab/>dans la simple Gabies, </text:span><text:span text:style-name="T5">ou sur les hauteurs en pente de Tibur ?</text:span></text:p>
      <text:p text:style-name="P3"/>
      <text:p text:style-name="P2"><text:span text:style-name="T9">N</text:span>ōs urbem colimus tenuī tībīcine fultam </text:p>
      <text:p text:style-name="P10"><text:span text:style-name="T8"><text:tab/>Nous, nous habitons une ville soutenue par de frêles piliers de bois </text:span></text:p>
      <text:p text:style-name="P4"/>
      <text:p text:style-name="P2">magnā parte suī; nam sīc lābentibus obstat </text:p>
      <text:p text:style-name="P11"><text:tab/>- <text:span text:style-name="T8">tout au moins en grande partie - : en effet, si</text:span></text:p>
      <text:p text:style-name="P5"/>
      <text:p text:style-name="P5">vīlicus et, <text:span text:style-name="T11">u</text:span>eteris rīmae cum tēxit hiātum,</text:p>
      <text:p text:style-name="P5"><text:s/></text:p>
      <text:p text:style-name="P2">sēcūrōs pendente iubet dormīre ruīnā. </text:p>
      <text:p text:style-name="P16"><text:span text:style-name="T4"><text:tab/></text:span><text:span text:style-name="T7">il enjoint de dormir tranquille alors que la ruine menace !</text:span></text:p>
      <text:p text:style-name="P6"/>
      <text:p text:style-name="P2"><text:span text:style-name="T9">V</text:span>ī<text:span text:style-name="T9">u</text:span>endum est illīc, ubi nūlla incendia, nūllī </text:p>
      <text:p text:style-name="P2"><text:tab/><text:span text:style-name="T12">Il faut vivre là où nul incendie, &lt;là où&gt; nulle</text:span><text:span text:style-name="T13">s</text:span></text:p>
      <text:p text:style-name="P2"/>
      <text:p text:style-name="P2">nocte metus. <text:span text:style-name="T12">I</text:span>am poscit aquam, iam frī<text:span text:style-name="T9">u</text:span>ola trānsfert </text:p>
      <text:p text:style-name="P7"><text:tab/><text:span text:style-name="T12">crainte</text:span><text:span text:style-name="T13">s </text:span><text:span text:style-name="T12">&lt;</text:span><text:span text:style-name="T13">ne nous agitent&gt; la nuit. </text:span><text:span text:style-name="T16">Déjà </text:span><text:span text:style-name="T17">il </text:span><text:span text:style-name="T16">réclame de l'eau, </text:span><text:span text:style-name="T17">déjà il transfert ses </text:span></text:p>
      <text:p text:style-name="P2"/>
      <text:p text:style-name="P2"><text:span text:style-name="Emphasis"><text:span text:style-name="T14">V̄</text:span></text:span>calegōn, tabulāta tibī iam tertia fūmant: </text:p>
      <text:p text:style-name="P2"/>
      <text:p text:style-name="P2"/>
      <text:p text:style-name="P2">tū nescīs; nam sī gradibus trepidātur ab īmīs,</text:p>
      <text:p text:style-name="P2">ultimus ārdēbit quem tēgula sōla tuētur </text:p>
      <text:p text:style-name="P2">ā plu<text:span text:style-name="T9">u</text:span>iā, mollēs ubi reddunt ō<text:span text:style-name="T9">u</text:span>a columbae.</text:p>
      <text:p text:style-name="P15"/>
      <text:p text:style-name="P13">190. Qui craint ou a craint la ruine à Préneste la fraîche ou à Volsinie, posée entre les collines boisées, ou à Gabies la simple, ou sur les hauteurs en pente de Tibur? </text:p>
      <text:p text:style-name="Standard"/>
      <text:p text:style-name="P17">Nous, nous habitons une ville soutenue dans une grande partie d'elle-même par (un =) de frêles piliers de bois ; en effet c'est ainsi que le gérant (se pose devant =) avance une réponse face aux (maisons) chancelantes et, quand il a couvert la fente d'une vieille crevasse, il enjoint de dormir tranquilles, la ruine menaçant.</text:p>
      <text:p text:style-name="Standard"/>
      <text:p text:style-name="P17">197. Il faut vivre là-bas, où il n'y a pas d'incendies, où aucune nuit il n'y a de crainte. </text:p>
      <text:p text:style-name="Standard"/>
      <text:p text:style-name="P17"><text:soft-page-break/>Déjà Ucalégon réclame de l'eau, déjà il transporte ses babioles, déjà les planchers du troisième étage fument : toi tu n'en sais rien ; en effet si l'on s'agite depuis les escaliers du bas, il brûlera le dernier celui que la seule tuile protège de la pluie, là où les douces colombes (rendent) pondent leurs oeufs.</text:p>
      <text:p text:style-name="P8"><text:s/></text:p>
      <text:p text:style-name="P12"/>
      <text:p text:style-name="P12"/>
      <text:p text:style-name="P18">A-t-on jamais à craindre l’éboulement de sa maison dans la fraîche Préneste, à Volsinie, prise dans ses collines boisées, dans la simple Gabies, à Tibur qui s’étage ? Notre ville à nous repose en grande partie sur de fragiles étais : c’est la grande trouvaille des gérants ; ils font boucher une vieille crevasse et vous invitent à dormir tranquille, sous la menace d’une catastrophe. Vive la ville sans incendie, aux nuits calmes ! Déjà Ucalégon réclame de l’eau, déjà il déménage son petit mobilier ; déjà le troisième étage brûle : toi, tu l’ignores, car les étages inférieurs ont beau s’affoler, un locataire sera le dernier à rôtir, c’est celui qui n’a entre lui et la pluie que les tuiles où les tendres colombes viennent déposer leurs oeufs. </text:p>
      <text:p text:style-name="P18">203-222. Codrus avait un lit trop petit pour sa Procula, six cruches sur son buffet, une amphore au-dessous et un Chiron couché sous le même marbre, enfin quelques livres grecs dans un vieux coffre, divins poèmes rongés des rats, ces rustres ! Bref, Codrus n’avait rien, il faut en convenir. Et cependant ce rien, le malheureux l’a tout perdu. Pour comble de malheur, à sa nudité et sa faim, personne ne donnera ni toit ni nourriture. Suppose, en revanche, que la belle demeure d’Asturicus s’écroule : la matrone se désespère, les magistrats prennent le deuil, le préteur renvoie les audiences. Ah, c’est alors que nous gémissons sur le sort de la ville et maudissons l’incendie. La maison brûle encore que déjà l’on accourt offrir des marbres pour la reconstruire. </text:p>
      <text:p text:style-name="P12"/>
      <text:p text:style-name="P12"/>
      <text:p text:style-name="P12"/>
      <text:p text:style-name="P12">Jamais à Volsinie, à Tibur, à Préneste, <text:line-break/>Le paisible habitant, en son réduit modeste, <text:line-break/>A-t-il craint de se voir sous son toit écrasé? <text:line-break/>A Rome chaque jour on s’y trouve exposé. <text:line-break/>Là, d’étages nombreux qui montent dans la nue, <text:line-break/>Sur de frêles étais à peine soutenue, <text:line-break/>La mage incessamment semble près de crouler; <text:line-break/>Et quand du mur qui penche et qu’on sent vaciller, <text:line-break/>L’architecte avec art déguisant la menace, <text:line-break/>En a légèrement replâtré la surface, <text:line-break/>Il veut que désormais, grâce à ses soins prudents, <text:line-break/>Nous dormions sans frayeur sous ces débris pendants. <text:line-break/>Hâtons-nous de quitter un lieu si peu tranquille; <text:line-break/>Sortons: courons chercher quelque lointain asile, <text:line-break/><text:soft-page-break/>Où, sans craindre le feu, les voleurs et le bruit, <text:line-break/>Avec sécurité l’on passe au moins la nuit. <text:line-break/>Quels cris, quelle rumeur dans tout le voisinage! <text:line-break/>Ucalégon tremblant emporte son ménage, <text:line-break/>Et déjà l’incendie a gagné le premier. <text:line-break/>Tu ne soupçonnes rien, toi, près du colombier. <text:line-break/>Le pauvre sous la tuile, où le danger l’assiège, <text:line-break/>Est brûlé le dernier: c’est là son privilège. </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3T09:30:46.172766636</meta:creation-date>
    <dc:date>2021-06-13T14:37:02.314481708</dc:date>
    <meta:editing-duration>PT4H52M4S</meta:editing-duration>
    <meta:editing-cycles>21</meta:editing-cycles>
    <meta:generator>LibreOffice/7.1.4.2$Linux_X86_64 LibreOffice_project/10$Build-2</meta:generator>
    <meta:document-statistic meta:table-count="0" meta:image-count="0" meta:object-count="0" meta:page-count="3" meta:paragraph-count="32" meta:word-count="777" meta:character-count="4546" meta:non-whitespace-character-count="3747"/>
  </office:meta>
</office:document-meta>
</file>